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9ad3" officeooo:paragraph-rsid="00039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sd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23:01.333000000</meta:creation-date>
    <dc:date>2021-03-06T18:23:11.340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0.3.1$Windows_x86 LibreOffice_project/d7547858d014d4cf69878db179d326fc3483e082</meta:generator>
  </office:meta>
</office:document-meta>
</file>